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7bc65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7"/>
        <table:table-column table:style-name="co3" table:number-columns-repeated="2" table:default-cell-style-name="ce8"/>
        <table:table-column table:style-name="co2" table:default-cell-style-name="ce8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>
            <text:p>unitid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3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3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4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3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3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/2021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2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2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3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3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9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0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9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903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903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6/2017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ré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table:style-name="ce8" office:value-type="string" calcext:value-type="string">
            <text:p>rétroconversion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troconver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7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39:11.915153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9T12:46:45.623016529</meta:creation-date>
    <dc:date>2020-12-10T22:59:34.333811722</dc:date>
    <meta:editing-duration>PT6H41M5S</meta:editing-duration>
    <meta:editing-cycles>4</meta:editing-cycles>
    <meta:generator>LibreOffice/6.4.4.2$MacOSX_X86_64 LibreOffice_project/3d775be2011f3886db32dfd395a6a6d1ca2630ff</meta:generator>
    <meta:document-statistic meta:table-count="1" meta:cell-count="278" meta:object-count="0"/>
  </office:meta>
</office:document-meta>
</file>